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c1ab" officeooo:paragraph-rsid="001dc1ab"/>
    </style:style>
    <style:style style:name="P2" style:family="paragraph" style:parent-style-name="Standard">
      <style:text-properties officeooo:rsid="0020dfbc" officeooo:paragraph-rsid="0020dfbc"/>
    </style:style>
    <style:style style:name="P3" style:family="paragraph" style:parent-style-name="Standard">
      <style:text-properties officeooo:rsid="0023fd6e" officeooo:paragraph-rsid="0023fd6e"/>
    </style:style>
    <style:style style:name="P4" style:family="paragraph" style:parent-style-name="Standard">
      <style:text-properties officeooo:rsid="0024dac2" officeooo:paragraph-rsid="0024dac2"/>
    </style:style>
    <style:style style:name="P5" style:family="paragraph" style:parent-style-name="Standard" style:list-style-name="L1">
      <style:text-properties officeooo:rsid="001dc1ab" officeooo:paragraph-rsid="001dc1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s-stop finder</text:p>
      <text:p text:style-name="P1"/>
      <text:p text:style-name="P1">Stops within a hundred meters from where you are:</text:p>
      <text:p text:style-name="P2">map and distance</text:p>
      <text:p text:style-name="P1"/>
      <text:list xml:id="list6464340694795678794" text:style-name="L1">
        <text:list-item>
          <text:p text:style-name="P5">Aux - (signing up for services</text:p>
        </text:list-item>
        <text:list-item>
          <text:p text:style-name="P5">Layout -</text:p>
        </text:list-item>
        <text:list-item>
          <text:p text:style-name="P5">Back-End</text:p>
        </text:list-item>
        <text:list-item>
          <text:p text:style-name="P5">Personal</text:p>
        </text:list-item>
        <text:list-item>
          <text:p text:style-name="P5">JS</text:p>
        </text:list-item>
        <text:list-item>
          <text:p text:style-name="P5">FE</text:p>
        </text:list-item>
        <text:list-item>
          <text:p text:style-name="P5"/>
        </text:list-item>
      </text:list>
      <text:p text:style-name="P1"/>
      <text:p text:style-name="P3">Stops</text:p>
      <text:p text:style-name="P3">next to route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0:40:57.702514451</meta:creation-date>
    <dc:date>2017-06-12T16:03:57.474103905</dc:date>
    <meta:editing-duration>PT2H12M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37" meta:character-count="163" meta:non-whitespace-character-count="144"/>
  </office:meta>
</office:document-meta>
</file>